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54.91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26.04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32.9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fo:background-color="#ff66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6"/>
        <table:table-column table:style-name="co3" table:number-columns-repeated="3" table:default-cell-style-name="ce5"/>
        <table:table-column table:style-name="co4" table:default-cell-style-name="ce21"/>
        <table:table-column table:style-name="co5" table:default-cell-style-name="ce5"/>
        <table:table-column table:style-name="co6" table:default-cell-style-name="ce5"/>
        <table:table-column table:style-name="co7" table:default-cell-style-name="ce23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number-columns-repeated="4"/>
          <table:table-cell table:style-name="ce12" table:formula="of:=MAX([.F6:.F23])" office:value-type="float" office:value="0.787754333333333" calcext:value-type="float">
            <text:p>0,7877543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Test</text:p>
          </table:table-cell>
          <table:table-cell table:style-name="ce2" office:value-type="string" calcext:value-type="string">
            <text:p>Test</text:p>
            <text:p>Acc 1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Test</text:p>
            <text:p>Acc 3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22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 table:number-columns-repeated="4"/>
          <table:table-cell table:style-name="ce13" table:formula="of:=AVERAGE([.G3:.I3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.02.18</text:p>
          </table:table-cell>
          <table:table-cell table:number-columns-repeated="4"/>
          <table:table-cell table:style-name="ce14" table:formula="of:=AVERAGE([.G4:.I4])" office:value-type="float" office:value="0.787261" calcext:value-type="float">
            <text:p>0,787261</text:p>
          </table:table-cell>
          <table:table-cell table:style-name="ce19" office:value-type="float" office:value="0.792962" calcext:value-type="float">
            <text:p>0,792962</text:p>
          </table:table-cell>
          <table:table-cell table:style-name="ce19" office:value-type="float" office:value="0.787699" calcext:value-type="float">
            <text:p>0,787699</text:p>
          </table:table-cell>
          <table:table-cell table:style-name="ce19" office:value-type="float" office:value="0.781122" calcext:value-type="float">
            <text:p>0,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number-columns-repeated="4"/>
          <table:table-cell table:style-name="ce13" table:formula="of:=AVERAGE([.G5:.I5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number-columns-repeated="4"/>
          <table:table-cell table:formula="of:=AVERAGE([.G6:.I6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number-columns-repeated="4"/>
          <table:table-cell table:style-name="ce13" table:formula="of:=AVERAGE([.G7:.I7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2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.02.18</text:p>
          </table:table-cell>
          <table:table-cell table:number-columns-repeated="4"/>
          <table:table-cell table:style-name="ce13" table:formula="of:=AVERAGE([.G8:.I8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9:.I9])" office:value-type="float" office:value="0.777339" calcext:value-type="float">
            <text:p>0,777339</text:p>
          </table:table-cell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10:.I10])" office:value-type="float" office:value="0.768624" calcext:value-type="float">
            <text:p>0,768624</text:p>
          </table:table-cell>
          <table:table-cell office:value-type="float" office:value="0.768624" calcext:value-type="float">
            <text:p>0,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11:.I11])" office:value-type="float" office:value="0.678507" calcext:value-type="float">
            <text:p>0,678507</text:p>
          </table:table-cell>
          <table:table-cell office:value-type="float" office:value="0.678507" calcext:value-type="float">
            <text:p>0,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12:.I12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13:.I13])" office:value-type="float" office:value="0.702352" calcext:value-type="float">
            <text:p>0,702352</text:p>
          </table:table-cell>
          <table:table-cell office:value-type="float" office:value="0.702352" calcext:value-type="float">
            <text:p>0,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4" table:formula="of:=AVERAGE([.G14:.I14])" office:value-type="float" office:value="0.787754333333333" calcext:value-type="float">
            <text:p>0,7877543</text:p>
          </table:table-cell>
          <table:table-cell office:value-type="float" office:value="0.789837" calcext:value-type="float">
            <text:p>0,789837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87864" calcext:value-type="float">
            <text:p>0,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.02.18</text:p>
          </table:table-cell>
          <table:table-cell table:number-columns-repeated="4"/>
          <table:table-cell table:style-name="ce13" table:formula="of:=AVERAGE([.G15:.I15])" office:value-type="float" office:value="0.661075" calcext:value-type="float">
            <text:p>0,661075</text:p>
          </table:table-cell>
          <table:table-cell office:value-type="float" office:value="0.661075" calcext:value-type="float">
            <text:p>0,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number-columns-repeated="4"/>
          <table:table-cell table:formula="of:=AVERAGE([.G16:.I16])" office:value-type="float" office:value="0.779422333333333" calcext:value-type="float">
            <text:p>0,7794223</text:p>
          </table:table-cell>
          <table:table-cell office:value-type="float" office:value="0.785562" calcext:value-type="float">
            <text:p>0,785562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7405" calcext:value-type="float">
            <text:p>0,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string" calcext:value-type="string">
            <text:p>TanH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number-columns-repeated="4"/>
          <table:table-cell table:style-name="ce13" table:formula="of:=AVERAGE([.G17:.I17])" office:value-type="float" office:value="0.770926" calcext:value-type="float">
            <text:p>0,770926</text:p>
          </table:table-cell>
          <table:table-cell office:value-type="float" office:value="0.770926" calcext:value-type="float">
            <text:p>0,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.02.18</text:p>
          </table:table-cell>
          <table:table-cell table:number-columns-repeated="4"/>
          <table:table-cell table:style-name="ce13" table:formula="of:=AVERAGE([.G18:.I18])" office:value-type="float" office:value="0.771419" calcext:value-type="float">
            <text:p>0,771419</text:p>
          </table:table-cell>
          <table:table-cell office:value-type="float" office:value="0.771419" calcext:value-type="float">
            <text:p>0,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formula="of:=AVERAGE([.G19:.I19])" office:value-type="float" office:value="0.768788" calcext:value-type="float">
            <text:p>0,768788</text:p>
          </table:table-cell>
          <table:table-cell office:value-type="float" office:value="0.768788" calcext:value-type="float">
            <text:p>0,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style-name="ce13" table:formula="of:=AVERAGE([.G20:.I20])" office:value-type="float" office:value="0.743299" calcext:value-type="float">
            <text:p>0,743299</text:p>
          </table:table-cell>
          <table:table-cell office:value-type="float" office:value="0.743299" calcext:value-type="float">
            <text:p>0,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style-name="ce13" table:formula="of:=AVERAGE([.G21:.I21])" office:value-type="float" office:value="0.766157" calcext:value-type="float">
            <text:p>0,766157</text:p>
          </table:table-cell>
          <table:table-cell office:value-type="float" office:value="0.766157" calcext:value-type="float">
            <text:p>0,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formula="of:=AVERAGE([.G22:.I22])" office:value-type="float" office:value="0.739188" calcext:value-type="float">
            <text:p>0,739188</text:p>
          </table:table-cell>
          <table:table-cell office:value-type="float" office:value="0.739188" calcext:value-type="float">
            <text:p>0,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style-name="ce14" table:formula="of:=AVERAGE([.G23:.I23])" office:value-type="float" office:value="0.786931666666667" calcext:value-type="float">
            <text:p>0,7869317</text:p>
          </table:table-cell>
          <table:table-cell office:value-type="float" office:value="0.792468" calcext:value-type="float">
            <text:p>0,792468</text:p>
          </table:table-cell>
          <table:table-cell office:value-type="float" office:value="0.785397" calcext:value-type="float">
            <text:p>0,785397</text:p>
          </table:table-cell>
          <table:table-cell office:value-type="float" office:value="0.78293" calcext:value-type="float">
            <text:p>0,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 table:number-columns-repeated="4"/>
          <table:table-cell table:formula="of:=AVERAGE([.G24:.I24])" office:value-type="float" office:value="0.787535" calcext:value-type="float">
            <text:p>0,787535</text:p>
          </table:table-cell>
          <table:table-cell office:value-type="float" office:value="0.787535" calcext:value-type="float">
            <text:p>0,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style-name="ce7" office:value-type="float" office:value="0.779146" calcext:value-type="float">
            <text:p>0,779146</text:p>
          </table:table-cell>
          <table:table-cell/>
          <table:table-cell table:style-name="Default"/>
          <table:table-cell table:style-name="ce15" table:formula="of:=AVERAGE([.G25:.I25])" office:value-type="float" office:value="0.7881105" calcext:value-type="float">
            <text:p>0,7881105</text:p>
          </table:table-cell>
          <table:table-cell office:value-type="float" office:value="0.790495" calcext:value-type="float">
            <text:p>0,790495</text:p>
          </table:table-cell>
          <table:table-cell office:value-type="float" office:value="0.785726" calcext:value-type="float">
            <text:p>0,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.02.18</text:p>
          </table:table-cell>
          <table:table-cell/>
          <table:table-cell table:style-name="ce8" office:value-type="float" office:value="0.781938" calcext:value-type="float">
            <text:p>0,781938</text:p>
          </table:table-cell>
          <table:table-cell/>
          <table:table-cell table:style-name="Default"/>
          <table:table-cell table:style-name="ce16" table:formula="of:=AVERAGE([.G26:.I26])" office:value-type="float" office:value="0.789755" calcext:value-type="float">
            <text:p>0,789755</text:p>
          </table:table-cell>
          <table:table-cell office:value-type="float" office:value="0.791646" calcext:value-type="float">
            <text:p>0,791646</text:p>
          </table:table-cell>
          <table:table-cell office:value-type="float" office:value="0.787864" calcext:value-type="float">
            <text:p>0,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27:.I27])" office:value-type="float" office:value="0.786877" calcext:value-type="float">
            <text:p>0,786877</text:p>
          </table:table-cell>
          <table:table-cell office:value-type="float" office:value="0.786877" calcext:value-type="float">
            <text:p>0,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TanH</text:p>
          </table:table-cell>
          <table:table-cell table:style-name="ce2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float" office:value="0.75" calcext:value-type="float">
            <text:p>0,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28:.I28])" office:value-type="float" office:value="0.767637" calcext:value-type="float">
            <text:p>0,767637</text:p>
          </table:table-cell>
          <table:table-cell office:value-type="float" office:value="0.767637" calcext:value-type="float">
            <text:p>0,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29:.I29])" office:value-type="float" office:value="0.770597" calcext:value-type="float">
            <text:p>0,770597</text:p>
          </table:table-cell>
          <table:table-cell table:style-name="ce20" office:value-type="float" office:value="0.770597" calcext:value-type="float">
            <text:p>0,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5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30:.I30])" office:value-type="float" office:value="0.684756" calcext:value-type="float">
            <text:p>0,684756</text:p>
          </table:table-cell>
          <table:table-cell office:value-type="float" office:value="0.684756" calcext:value-type="float">
            <text:p>0,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6" office:value-type="string" calcext:value-type="string">
            <text:p>Adam Optimizer</text:p>
          </table:table-cell>
          <table:table-cell table:style-name="ce25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31:.I31])" office:value-type="float" office:value="0.775037" calcext:value-type="float">
            <text:p>0,775037</text:p>
          </table:table-cell>
          <table:table-cell office:value-type="float" office:value="0.775037" calcext:value-type="float">
            <text:p>0,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1" calcext:value-type="float">
            <text:p>0,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.03.18</text:p>
          </table:table-cell>
          <table:table-cell table:number-columns-repeated="3"/>
          <table:table-cell table:style-name="Default"/>
          <table:table-cell table:formula="of:=AVERAGE([.G32:.I32])" office:value-type="float" office:value="0.783588" calcext:value-type="float">
            <text:p>0,783588</text:p>
          </table:table-cell>
          <table:table-cell office:value-type="float" office:value="0.783588" calcext:value-type="float">
            <text:p>0,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 table:number-columns-repeated="3"/>
          <table:table-cell table:style-name="Default"/>
          <table:table-cell table:formula="of:=AVERAGE([.G33:.I33])" office:value-type="float" office:value="0.773557" calcext:value-type="float">
            <text:p>0,773557</text:p>
          </table:table-cell>
          <table:table-cell office:value-type="float" office:value="0.773557" calcext:value-type="float">
            <text:p>0,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30" calcext:value-type="float">
            <text:p>30</text:p>
          </table:table-cell>
          <table:table-cell table:style-name="ce19" office:value-type="float" office:value="0.001" calcext:value-type="float">
            <text:p>0,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 table:number-columns-repeated="3"/>
          <table:table-cell table:style-name="Default"/>
          <table:table-cell table:formula="of:=AVERAGE([.G34:.I34])" office:value-type="float" office:value="0.746423" calcext:value-type="float">
            <text:p>0,746423</text:p>
          </table:table-cell>
          <table:table-cell office:value-type="float" office:value="0.746423" calcext:value-type="float">
            <text:p>0,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0001" calcext:value-type="float">
            <text:p>0,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7" office:value-type="string" calcext:value-type="string">
            <text:p>Adam Optimizer</text:p>
          </table:table-cell>
          <table:table-cell table:style-name="ce19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.03.18</text:p>
          </table:table-cell>
          <table:table-cell table:number-columns-repeated="3"/>
          <table:table-cell table:style-name="Default"/>
          <table:table-cell table:formula="of:=AVERAGE([.G35:.I35])" office:value-type="float" office:value="0.613222" calcext:value-type="float">
            <text:p>0,613222</text:p>
          </table:table-cell>
          <table:table-cell office:value-type="float" office:value="0.613222" calcext:value-type="float">
            <text:p>0,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6"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.03.18</text:p>
          </table:table-cell>
          <table:table-cell/>
          <table:table-cell table:style-name="ce9" office:value-type="float" office:value="0.794746" calcext:value-type="float">
            <text:p>0,794746</text:p>
          </table:table-cell>
          <table:table-cell/>
          <table:table-cell table:style-name="Default"/>
          <table:table-cell table:style-name="ce17" table:formula="of:=AVERAGE([.G36:.I36])" office:value-type="float" office:value="0.8025" calcext:value-type="float">
            <text:p>0,8025</text:p>
          </table:table-cell>
          <table:table-cell office:value-type="float" office:value="0.8025" calcext:value-type="float">
            <text:p>0,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25" calcext:value-type="float">
            <text:p>25</text:p>
          </table:table-cell>
          <table:table-cell office:value-type="float" office:value="0.05" calcext:value-type="float">
            <text:p>0,05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25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table:style-name="ce4" office:value-type="date" office:date-value="2018-03-13" calcext:value-type="date">
            <text:p>13.03.18</text:p>
          </table:table-cell>
          <table:table-cell table:style-name="ce6" table:formula="of:=AVERAGE([.C37:.E37])" office:value-type="float" office:value="0.7768475" calcext:value-type="float">
            <text:p>0,7768475</text:p>
          </table:table-cell>
          <table:table-cell table:style-name="ce5" office:value-type="string" calcext:value-type="string">
            <text:p>0.774056</text:p>
          </table:table-cell>
          <table:table-cell table:style-name="ce8" office:value-type="float" office:value="0.769951" calcext:value-type="float">
            <text:p>0,769951</text:p>
          </table:table-cell>
          <table:table-cell table:style-name="Default" office:value-type="float" office:value="0.783744" calcext:value-type="float">
            <text:p>0,783744</text:p>
          </table:table-cell>
          <table:table-cell table:formula="of:=AVERAGE([.G37:.I37])" office:value-type="float" office:value="0.776297666666667" calcext:value-type="float">
            <text:p>0,7762977</text:p>
          </table:table-cell>
          <table:table-cell office:value-type="float" office:value="0.775201" calcext:value-type="float">
            <text:p>0,775201</text:p>
          </table:table-cell>
          <table:table-cell office:value-type="float" office:value="0.771255" calcext:value-type="float">
            <text:p>0,771255</text:p>
          </table:table-cell>
          <table:table-cell office:value-type="float" office:value="0.782437" calcext:value-type="float">
            <text:p>0,782437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25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R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09-59-20</text:p>
          </table:table-cell>
          <table:table-cell office:value-type="string" calcext:value-type="string">
            <text:p>18-03-20-16-12-50</text:p>
          </table:table-cell>
          <table:table-cell office:value-type="string" calcext:value-type="string">
            <text:p>18-03-20-16-12-57</text:p>
          </table:table-cell>
        </table:table-row>
        <table:table-row table:style-name="ro2">
          <table:table-cell office:value-type="date" office:date-value="2018-03-13" calcext:value-type="date">
            <text:p>13.03.18</text:p>
          </table:table-cell>
          <table:table-cell/>
          <table:table-cell table:style-name="ce10" office:value-type="float" office:value="0.793103" calcext:value-type="float">
            <text:p>0,793103</text:p>
          </table:table-cell>
          <table:table-cell table:style-name="ce11"/>
          <table:table-cell table:style-name="Default"/>
          <table:table-cell table:style-name="ce15" table:formula="of:=AVERAGE([.G38:.I38])" office:value-type="float" office:value="0.788686" calcext:value-type="float">
            <text:p>0,788686</text:p>
          </table:table-cell>
          <table:table-cell office:value-type="float" office:value="0.788686" calcext:value-type="float">
            <text:p>0,78868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TanH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10-15-19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.03.18</text:p>
          </table:table-cell>
          <table:table-cell/>
          <table:table-cell table:style-name="ce10" office:value-type="float" office:value="0.783087" calcext:value-type="float">
            <text:p>0,783087</text:p>
          </table:table-cell>
          <table:table-cell/>
          <table:table-cell table:style-name="Default"/>
          <table:table-cell table:style-name="ce18" table:formula="of:=AVERAGE([.G39:.I39])" office:value-type="float" office:value="0.793126" calcext:value-type="float">
            <text:p>0,793126</text:p>
          </table:table-cell>
          <table:table-cell office:value-type="float" office:value="0.793126" calcext:value-type="float">
            <text:p>0,7931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Sigmoid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13-10-42-52</text:p>
          </table:table-cell>
          <table:table-cell table:number-columns-repeated="2"/>
        </table:table-row>
        <table:table-row table:style-name="ro2">
          <table:table-cell office:value-type="date" office:date-value="2018-03-26" calcext:value-type="date">
            <text:p>26.03.18</text:p>
          </table:table-cell>
          <table:table-cell table:style-name="ce5"/>
          <table:table-cell table:style-name="ce5" office:value-type="string" calcext:value-type="string">
            <text:p>?</text:p>
          </table:table-cell>
          <table:table-cell table:style-name="ce5"/>
          <table:table-cell table:style-name="ce8"/>
          <table:table-cell table:formula="of:=AVERAGE([.G40:.I40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WAHR</text:p>
          </table:table-cell>
          <table:table-cell table:style-name="ce19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25" office:value-type="string" calcext:value-type="string">
            <text:p>ELU</text:p>
          </table:table-cell>
          <table:table-cell table:style-name="ce1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100;100;100</text:p>
          </table:table-cell>
          <table:table-cell office:value-type="string" calcext:value-type="string">
            <text:p>18-03-26-16-25-20</text:p>
          </table:table-cell>
          <table:table-cell table:number-columns-repeated="2"/>
        </table:table-row>
        <table:table-row table:style-name="ro2">
          <table:table-cell table:style-name="ce5" table:number-columns-repeated="5"/>
          <table:table-cell table:formula="of:=AVERAGE([.G41:.I41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5"/>
          <table:table-cell table:formula="of:=AVERAGE([.G42:.I42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5"/>
          <table:table-cell table:formula="of:=AVERAGE([.G43:.I43])" office:value-type="string" office:string-value="" calcext:value-type="error">
            <text:p>#DIV/0!</text:p>
          </table:table-cell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  <table:table-row table:style-name="ro2">
          <table:table-cell table:style-name="ce5" table:number-columns-repeated="6"/>
          <table:table-cell table:number-columns-repeated="3"/>
          <table:table-cell table:style-name="ce5"/>
          <table:table-cell table:number-columns-repeated="2"/>
          <table:table-cell table:style-name="ce5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W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6:31:00.7644637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6:35:56.588173782</dc:date>
    <meta:editing-duration>P1DT4H23M52S</meta:editing-duration>
    <meta:editing-cycles>227</meta:editing-cycles>
    <meta:generator>LibreOffice/5.1.6.2$Linux_X86_64 LibreOffice_project/10m0$Build-2</meta:generator>
    <meta:document-statistic meta:table-count="1" meta:cell-count="601" meta:object-count="0"/>
  </office:meta>
</office:document-meta>
</file>